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harisSIL" svg:font-family="CharisSIL, Cambria" style:font-family-generic="roman"/>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eX_CM_Maths_Symbols" svg:font-family="TeX_CM_Maths_Symbols, Cambria" style:font-family-generic="roman"/>
    <style:font-face style:name="TeX_CM_Roman" svg:font-family="TeX_CM_Roman, Cambria" style:font-family-generic="roman"/>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text-properties fo:font-size="14pt" fo:language="en" fo:country="GB" fo:font-weight="bold" officeooo:rsid="000b97c0" officeooo:paragraph-rsid="000b97c0" style:font-size-asian="12.25pt" style:font-weight-asian="bold" style:font-name-complex="Arial" style:font-size-complex="14pt" style:font-weight-complex="bold"/>
    </style:style>
    <style:style style:name="P2" style:family="paragraph" style:parent-style-name="Standard">
      <style:text-properties fo:font-size="14pt" fo:language="en" fo:country="GB" fo:font-weight="bold" officeooo:rsid="000b97c0" officeooo:paragraph-rsid="000b97c0" style:font-size-asian="12.25pt" style:font-weight-asian="bold" style:font-name-complex="Arial" style:font-size-complex="14pt" style:font-weight-complex="bold"/>
    </style:style>
    <style:style style:name="P3" style:family="paragraph" style:parent-style-name="Standard">
      <style:text-properties fo:font-size="11pt" fo:language="en" fo:country="GB" fo:font-weight="bold" officeooo:rsid="001484ea" officeooo:paragraph-rsid="001484ea" style:font-size-asian="11pt" style:font-weight-asian="bold" style:font-name-complex="Arial" style:font-size-complex="11pt" style:font-weight-complex="bold"/>
    </style:style>
    <style:style style:name="P4" style:family="paragraph" style:parent-style-name="Standard">
      <style:text-properties fo:font-size="11pt" fo:language="en" fo:country="GB" fo:font-weight="normal" officeooo:rsid="000b97c0" officeooo:paragraph-rsid="000b97c0" style:font-size-asian="9.60000038146973pt" style:font-weight-asian="normal" style:font-name-complex="Arial" style:font-size-complex="11pt" style:font-weight-complex="normal"/>
    </style:style>
    <style:style style:name="P5" style:family="paragraph" style:parent-style-name="Standard">
      <style:text-properties fo:font-size="11pt" fo:language="en" fo:country="GB" style:text-underline-style="solid" style:text-underline-width="auto" style:text-underline-color="font-color" fo:font-weight="bold" officeooo:rsid="0014ee95" officeooo:paragraph-rsid="0014ee95" style:font-size-asian="9.60000038146973pt" style:font-weight-asian="bold" style:font-name-complex="Arial" style:font-size-complex="11pt" style:font-weight-complex="bold"/>
    </style:style>
    <style:style style:name="T1" style:family="text">
      <style:text-properties officeooo:rsid="000d08f7"/>
    </style:style>
    <style:style style:name="T2" style:family="text">
      <style:text-properties officeooo:rsid="000f060e"/>
    </style:style>
    <style:style style:name="T3" style:family="text">
      <style:text-properties officeooo:rsid="0010a8c1"/>
    </style:style>
    <style:style style:name="T4" style:family="text">
      <style:text-properties officeooo:rsid="0013ae59"/>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bject : AIJOX, your new best friend</text:p>
      <text:p text:style-name="P1"/>
      <text:p text:style-name="P1"/>
      <text:p text:style-name="P3">Words :</text:p>
      <text:p text:style-name="P3">- generative AI</text:p>
      <text:p text:style-name="P3">- humour</text:p>
      <text:p text:style-name="P3">- jokes</text:p>
      <text:p text:style-name="P1"/>
      <text:p text:style-name="P4">The development of AI technologies has led to <text:span text:style-name="T4">great</text:span> advances in the creation of textual content. However, <text:span text:style-name="T4">very few</text:span> effort has been made to develop generative AI specifically for humour, <text:span text:style-name="T4">even if it has a </text:span>social and cultural importance. The lack of AI specialising in the production of jokes has created a void in the field of Computer-Assisted Humour. Existing systems <text:span text:style-name="T4">are not offering</text:span> the finesse and diversity needed to generate authentic jokes adapted to a variety of contexts. The aim of this research is to design and implement a comedic generative AI capable of producing relevant humorous content, adapting to the specificities of the target contexts and audiences. <text:span text:style-name="T1">AIJOX</text:span> is based on a GPT-2 kernel, which is a sufficient core and quite more efficient tha<text:span text:style-name="T1">n the newest version of AI. The AI consider the words typed by the user to generate the </text:span><text:span text:style-name="T2">joke, but of course if the joke asked is too offensive, the AI will just not produce it. We’ve observed that the jokes are not really funny. In fact, the answers generated are often very random. It is obvious that the model needs great updates to provide more accurate </text:span><text:span text:style-name="T3">jokes.</text:span></text:p>
      <text:p text:style-name="P4"/>
      <text:p text:style-name="P4"/>
      <text:p text:style-name="P5">Contributors :</text:p>
      <text:p text:style-name="P5"><text:span text:style-name="T6">Hicham Laghmam</text:span></text:p>
      <text:p text:style-name="P5"><text:span text:style-name="T6">Yanis Mac</text:span></text:p>
      <text:p text:style-name="P5"><text:span text:style-name="T6">Maxime Moshfeghi</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harisSIL" svg:font-family="CharisSIL, Cambria" style:font-family-generic="roman"/>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eX_CM_Maths_Symbols" svg:font-family="TeX_CM_Maths_Symbols, Cambria" style:font-family-generic="roman"/>
    <style:font-face style:name="TeX_CM_Roman" svg:font-family="TeX_CM_Roman, Cambria" style:font-family-generic="roman"/>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style:writing-mode="lr-tb"/>
      <style:text-properties style:use-window-font-color="true" loext:opacity="0%"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aragraphe_20_de_20_liste" style:display-name="Paragraphe de liste"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loext:opacity="100%" fo:font-weight="normal" style:font-weight-asian="norma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fontstyle01" style:family="text">
      <style:text-properties fo:color="#000000" loext:opacity="100%" style:font-name="CharisSIL" fo:font-family="CharisSIL, Cambria" style:font-family-generic="roman" fo:font-size="14pt" fo:font-style="normal" fo:font-weight="normal" style:font-size-asian="14pt" style:font-style-asian="normal" style:font-weight-asian="normal" style:font-name-complex="CharisSIL" style:font-family-complex="CharisSIL, Cambria" style:font-family-generic-complex="roman" style:font-size-complex="14pt" style:font-style-complex="normal" style:font-weight-complex="normal"/>
    </style:style>
    <style:style style:name="Internet_20_link" style:display-name="Internet link" style:family="text">
      <style:text-properties fo:color="#0563c1" loext:opacity="100%" style:text-underline-style="solid" style:text-underline-width="auto" style:text-underline-color="font-color"/>
    </style:style>
    <style:style style:name="Mention_20_non_20_résolue" style:display-name="Mention non résolue" style:family="text">
      <style:text-properties fo:color="#605e5c" loext:opacity="100%" fo:background-color="#e1dfdd"/>
    </style:style>
    <style:style style:name="fontstyle21" style:family="text">
      <style:text-properties fo:color="#000000" loext:opacity="100%" style:font-name="TeX_CM_Roman" fo:font-family="TeX_CM_Roman, Cambria" style:font-family-generic="roman" fo:font-size="11pt" fo:font-style="normal" fo:font-weight="normal" style:font-size-asian="11pt" style:font-style-asian="normal" style:font-weight-asian="normal" style:font-name-complex="TeX_CM_Roman" style:font-family-complex="TeX_CM_Roman, Cambria" style:font-family-generic-complex="roman" style:font-size-complex="11pt" style:font-style-complex="normal" style:font-weight-complex="normal"/>
    </style:style>
    <style:style style:name="fontstyle31" style:family="text">
      <style:text-properties fo:color="#000000" loext:opacity="100%" style:font-name="TeX_CM_Maths_Symbols" fo:font-family="TeX_CM_Maths_Symbols, Cambria" style:font-family-generic="roman" fo:font-size="7pt" fo:font-style="normal" fo:font-weight="normal" style:font-size-asian="7pt" style:font-style-asian="normal" style:font-weight-asian="normal" style:font-name-complex="TeX_CM_Maths_Symbols" style:font-family-complex="TeX_CM_Maths_Symbols, Cambria" style:font-family-generic-complex="roman" style:font-size-complex="7pt" style:font-style-complex="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dc:description/>
    <meta:initial-creator>Rebecca Coles</meta:initial-creator>
    <meta:creation-date>2023-09-07T21:15:00</meta:creation-date>
    <dc:date>2023-09-15T11:45:10.966804352</dc:date>
    <meta:editing-cycles>7</meta:editing-cycles>
    <meta:editing-duration>PT21M4S</meta:editing-duration>
    <meta:generator>LibreOffice/7.3.7.2$Linux_X86_64 LibreOffice_project/30$Build-2</meta:generator>
    <meta:document-statistic meta:table-count="0" meta:image-count="0" meta:object-count="0" meta:page-count="1" meta:paragraph-count="10" meta:word-count="217" meta:character-count="1251" meta:non-whitespace-character-count="1044"/>
  </office:meta>
</office:document-meta>
</file>